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No. of Nodes (ignoring AP)</text:p>
          </table:table-cell>
          <table:table-cell table:style-name="ce1" office:value-type="string" calcext:value-type="string">
            <text:p>Aggregate Collision Prob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022" calcext:value-type="float">
            <text:p>0.060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928" calcext:value-type="float">
            <text:p>0.104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1" calcext:value-type="float">
            <text:p>0.143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4251" calcext:value-type="float">
            <text:p>0.154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7768" calcext:value-type="float">
            <text:p>0.157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4611" calcext:value-type="float">
            <text:p>0.224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778" calcext:value-type="float">
            <text:p>0.246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5017" calcext:value-type="float">
            <text:p>0.265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4104" calcext:value-type="float">
            <text:p>0.284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21:14:34.97245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20:35:09.858247529</meta:creation-date>
    <dc:date>2015-02-27T21:14:59.831406426</dc:date>
    <meta:editing-duration>PT1M18S</meta:editing-duration>
    <meta:editing-cycles>4</meta:editing-cycles>
    <meta:generator>LibreOffice/4.2.7.2$Linux_x86 LibreOffice_project/420m0$Build-2</meta:generator>
    <meta:document-statistic meta:table-count="1" meta:cell-count="22" meta:object-count="0"/>
  </office:meta>
</office:document-meta>
</file>